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position="" style:font-name="Arial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text-line-through-type="none" style:text-position="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Arial" fo:font-size="8pt" style:font-size-asian="8pt" style:font-size-complex="8pt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RascalTests (Compiled)" table:style-name="ta1">
        <office:forms form:automatic-focus="false" form:apply-design-mode="false"/>
        <table:table-column table:style-name="co3" table:default-cell-style-name="ce10"/>
        <table:table-column table:style-name="co2" table:number-columns-repeated="1023" table:default-cell-style-name="ce10"/>
        <table:table-row table:style-name="ro1">
          <table:table-cell table:style-name="ce4" office:value-type="string" calcext:value-type="string">
            <text:p>TESTS RUN AT $2015-10-25T20:56:34.075+00:00$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/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RESULTS PER FILE: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AccumulatingTests.rsc|: 1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AliasTests.rsc|: 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AnnotationTests.rsc|: 1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AssignmentTests.rsc|: 6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BacktrackingTests.rsc|: 2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allTests.rsc|: 7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allTestsAux.rsc|: 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mprehensionTests.rsc|: 23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PatternTests1.rsc|: 116 tests executed; 2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PatternTests2.rsc|: 5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PatternTests3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SubscriptAndSliceTests.rsc|: 8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SyntaxTests1.rsc|: 1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SyntaxTests2.rsc|: 1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SyntaxTests3.rsc|: 2 tests executed; 1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SyntaxTests4.rsc|: 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Terms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DataDeclarationTests.rsc|: 5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DataTypeTests.rsc|: 7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DeclarationTests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FunctionCompositionTests.rsc|: 2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InterpolationTests.rsc|: 3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11 tests executed; 8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KeywordParameterTests.rsc|: 1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arsingTests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atternTests.rsc|: 341 tests executed; 1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atternDescendantTests.rsc|: 2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atternList3Tests.rsc|: 49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rojectionTests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RangeTests.rsc|: 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ReducerTests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RegExpTests.rsc|: 7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SetMatchTests1.rsc|: 5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SetMatchTests2.rsc|: 1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StatementTests.rsc|: 10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SubscriptTests.rsc|: 3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TryCatchTests.rsc|: 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VisitTests.rsc|: 159 tests executed; 1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Booleans.rsc|: 1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Equality.rsc|: 6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Functions.rsc|: 1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Integers.rsc|: 2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IO.rsc|: 2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IsDefined.rsc|: 104 tests executed; 1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ListRelations.rsc|: 2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Lists.rsc|: 11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Locations.rsc|: 2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Maps.rsc|: 7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Matching.rsc|: 2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Memoization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Nodes.rsc|: 3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Overloading.rsc|: 1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Relations.rsc|: 19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Sets.rsc|: 3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SolvedIssues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Strings.rsc|: 6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Tuples.rsc|: 3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BooleanTests.rsc|: 1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IntegerTests.rsc|: 1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ListRelationTests.rsc|: 14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ListTests.rsc|: 24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MapTests.rsc|: 10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MathTests.rsc|: 11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NodeTests.rsc|: 5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NumberTests.rsc|: 4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RelationTests.rsc|: 5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SetTests.rsc|: 5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StringTests.rsc|: 1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TypeTests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ValueIOTests.rsc|: 4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analysis/graphs/GraphTests.rsc|: 4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analysis/statistics/RangeUtils.rsc|: 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lang/csv/CSVIOTests.rsc|: 1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lang/json/JSONIOTests.rsc|: 3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1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2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3.rsc|: 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4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5.rsc|: 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6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7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8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ModuleInitRange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ABSTRACTTYPE.rsc|: 1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A1.rsc|: 1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A2.rsc|: 1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B1.rsc|: 1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B2.rsc|: 1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B3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PARSETREE.rsc|: 1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TYPE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UseImportBase.rsc|: 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UseImportBaseExtended.rsc|: 1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UseExtendBase.rsc|: 1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UseExtendBaseExtended.rsc|: 1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basic/Ackermann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basic/Bubble.rsc|: 9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basic/Factori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Calls.rsc|: 9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ColoredTrees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CountConstructors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Cycles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Derivative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Lift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StringTemplate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Trans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Replacement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Count/CountInLine1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Count/CountInLine2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Count/CountInLine3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Count/WordCount.rsc|: 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Dominators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Abstract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Combined/Automatic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Combined/Manual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Concrete/NoLayout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Concrete/WithLayout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Func/Test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Lisra/Test.rsc|: 2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McCabe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ReachingDefs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Slicing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Uninit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format/Escape.rsc|: 5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format/Grammar.rsc|: 4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Lookahead.rsc|: 0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ParserGeneratorTests.rsc|: 33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PicoGrammar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CGrammar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CharactersTests.rsc|: 15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LiteralsTests.rsc|: 3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LookaheadTests.rsc|: 33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RascalGrammar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ConcreteSyntax.rsc|: 15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ExpressionGrammars.rsc|: 1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: 12 tests executed; 4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KnownIssues.rsc|: 2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meta/ModuleInfoTests.rsc|: 4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PreBootstrap.rsc|: 6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SolvedIssues.rsc|: 1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ypes/tests/AbstractKindTests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ypes/tests/AbstractNameTests.rsc|: 15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ypes/tests/UtilTests.rsc|: 8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util/PriorityQueue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util/UUID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StaticTestingUtilsTests.rsc|: 14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AccumulatingTCTests.rsc|: 3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AllStaticIssues.rsc|: 51 tests executed; 1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AnnotationTCTests.rsc|: 7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AssignmentTCTests.rsc|: 20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allTCTests.rsc|: 21 tests executed; 1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omprehensionTCTests.rsc|: 17 tests executed; 2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DataDeclarationTCTests.rsc|: 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DataTypeTCTests.rsc|: 44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DeclarationTCTests.rsc|: 2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ImportTCTests.rsc|: 4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PatternTCTests.rsc|: 66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ProjectionTCTests.rsc|: 3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RegExpTCTests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ScopeTCTests.rsc|: 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StatementTCTests.rsc|: 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SubscriptTCTests.rsc|: 18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VisitTCTests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Failed/IGNORED TESTS: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FAILED TESTS: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ConcretePatternTests1.rsc|(7590,133,&lt;169,0&gt;,&lt;172,27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ConcretePatternTests1.rsc|(7349,240,&lt;161,0&gt;,&lt;168,1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ConcreteSyntaxTests3.rsc|(709,58,&lt;25,0&gt;,&lt;25,58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PatternTests.rsc|(33440,84,&lt;1477,0&gt;,&lt;1477,84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VisitTests.rsc|(9328,86,&lt;362,0&gt;,&lt;363,63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basic/IsDefined.rsc|(6184,125,&lt;313,0&gt;,&lt;317,1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(2486,171,&lt;61,0&gt;,&lt;61,171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(2230,123,&lt;57,0&gt;,&lt;57,123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(1962,161,&lt;53,0&gt;,&lt;53,161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(1715,118,&lt;49,0&gt;,&lt;49,118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AllStaticIssues.rsc|(13282,110,&lt;353,0&gt;,&lt;354,86&gt;): FALSE "{}"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allTCTests.rsc|(471,54,&lt;15,0&gt;,&lt;15,54&gt;): FALSE "{}"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omprehensionTCTests.rsc|(2020,101,&lt;41,0&gt;,&lt;41,101&gt;): FALSE "{}"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omprehensionTCTests.rsc|(1902,101,&lt;39,0&gt;,&lt;39,101&gt;): FALSE "{}"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TEST SUMMARY: 5151 tests executed; 22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CRASHED TESTS: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AllStaticIssues.rsc|: "{}"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allTCTests.rsc|: "{}"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 table:number-rows-repeated="4">
          <table:table-cell table:style-name="ce4"/>
          <table:table-cell table:number-columns-repeated="3"/>
          <table:table-cell table:style-name="ce9"/>
          <table:table-cell table:number-columns-repeated="1019"/>
        </table:table-row>
        <table:table-row table:style-name="ro1" table:number-rows-repeated="13">
          <table:table-cell table:style-name="ce8"/>
          <table:table-cell table:number-columns-repeated="3"/>
          <table:table-cell table:style-name="ce9"/>
          <table:table-cell table:number-columns-repeated="1019"/>
        </table:table-row>
        <table:table-row table:style-name="ro1" table:number-rows-repeated="53">
          <table:table-cell table:style-name="ce9"/>
          <table:table-cell table:number-columns-repeated="3"/>
          <table:table-cell table:style-name="ce9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 2x, rechecked)" table:style-name="ta1">
        <office:forms form:automatic-focus="false" form:apply-design-mode="false"/>
        <table:table-column table:style-name="co2" table:number-columns-repeated="1024" table:default-cell-style-name="ce10"/>
        <table:table-row table:style-name="ro1">
          <table:table-cell table:style-name="ce4" office:value-type="string" calcext:value-type="string">
            <text:p>TESTS RUN AT $2015-10-25T21:20:09.375+00:00$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liasTests.rsc|: 25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ssignmentTests.rsc|: 6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mprehensionTests.rsc|: 23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1.rsc|: 116 tests executed; 2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2.rsc|: 5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3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ubscriptAndSliceTests.rsc|: 8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2.rsc|: 1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3.rsc|: 2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4.rsc|: 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DataDeclaration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DataTypeTests.rsc|: 7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InterpolationTests.rsc|: 3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11 tests executed; 8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Tests.rsc|: 341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DescendantTests.rsc|: 2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Rang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RegExpTests.rsc|: 7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etMatchTests2.rsc|: 1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tatementTests.rsc|: 103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VisitTests.rsc|: 159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Equality.rsc|: 6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O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sDefined.rsc|: 104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ListRelations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Matching.rsc|: 2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Memoization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SolvedIssue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Tuples.rsc|: 3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ValueIO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analysis/graphs/Graph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1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ABSTRACTTYPE.rsc|: 1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A1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A2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B1.rsc|: 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B2.rsc|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B3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PARSETREE.rsc|: 1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TYPE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Count/WordCount.rsc|: 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Combined/Automatic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Combined/Manual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Lisra/Test.rsc|: 2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Slicing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format/Grammar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Lookahead.rsc|: 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ParserGeneratorTests.rsc|: 3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Pico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C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LiteralsTests.rsc|: 3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LookaheadTests.rsc|: 3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Rascal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1.rsc|(7590,133,&lt;169,0&gt;,&lt;172,27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1.rsc|(7349,240,&lt;161,0&gt;,&lt;168,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3.rsc|(709,58,&lt;25,0&gt;,&lt;25,58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Tests.rsc|(33440,84,&lt;1477,0&gt;,&lt;1477,84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tatementTests.rsc|(4649,317,&lt;145,0&gt;,&lt;159,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VisitTests.rsc|(9328,86,&lt;362,0&gt;,&lt;363,63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sDefined.rsc|(6184,125,&lt;313,0&gt;,&lt;317,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llStaticIssues.rsc|(13282,110,&lt;353,0&gt;,&lt;354,86&gt;): FALSE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TEST SUMMARY: 5151 tests executed; 24 failed; 0 ignored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ecuting: 597604 ms</text:p>
          </table:table-cell>
          <table:table-cell table:number-columns-repeated="1023"/>
        </table:table-row>
        <table:table-row table:style-name="ro1" table:number-rows-repeated="4">
          <table:table-cell table:style-name="ce4"/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2">
          <table:table-cell table:style-name="ce9"/>
          <table:table-cell table:number-columns-repeated="1023"/>
        </table:table-row>
        <table:table-row table:style-name="ro1" table:number-rows-repeated="10483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2" table:number-columns-repeated="1024" table:default-cell-style-name="ce6"/>
        <table:table-row table:style-name="ro1">
          <table:table-cell table:style-name="ce5" office:value-type="string" calcext:value-type="string">
            <text:p>TESTS RUN AT $2015-07-31T19:45:37.980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Expressions.rsc|: 26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Examples/Run.rsc|: 7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520 tests executed; 4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esult = false, [load: 20430 msec, execute: 3374871 msec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: 7 tests executed; 1 failed; 0 ignored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(1511,104,&lt;33,0&gt;,&lt;33,104&gt;): FALSE "java.lang.NullPointerException"("")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TEST SUMMARY: 7 tests executed; 1 failed; 0 ignored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Boolea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Expressio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Patter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Statement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StringTemplate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: "java.lang.NullPointerException"("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value: false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table:table-column table:style-name="co2" table:number-columns-repeated="1024" table:default-cell-style-name="ce6"/>
        <table:table-row table:style-name="ro1">
          <table:table-cell table:style-name="ce5" office:value-type="string" calcext:value-type="string">
            <text:p>TESTS RUN AT $2015-07-30T20:12:57.229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Expressions.rsc|: 266 tests executed; 3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513 tests executed; 7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esult = false, [load: 18113 msec, execute: 3164107 msec]</text:p>
          </table:table-cell>
          <table:table-cell table:number-columns-repeated="1023"/>
        </table:table-row>
        <table:table-row table:style-name="ro1" table:number-rows-repeated="76">
          <table:table-cell table:style-name="ce5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/00/0000</text:date>, <text:time style:data-style-name="N2" text:time-value="20:55:33.3100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10-25T22:31:15.365089000</dc:date>
    <meta:editing-duration>P85DT3H37M</meta:editing-duration>
    <meta:editing-cycles>264</meta:editing-cycles>
    <meta:generator>LibreOffice/5.0.2.2$MacOSX_X86_64 LibreOffice_project/37b43f919e4de5eeaca9b9755ed688758a8251fe</meta:generator>
    <meta:document-statistic meta:table-count="4" meta:cell-count="465" meta:object-count="0"/>
  </office:meta>
</office:document-meta>
</file>